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07f24f08-a28d-49eb-ad43-cbdf110c73b5">
              <text:p text:style-name="P8">
    <text:span text:style-name="T9">Liste!! – </text:span>
    <text:span text:style-name="T13">Lista</text:span>
    <text:span text:style-name="T9">:</text:span>
    <text:span text:style-name="T11"> </text:span>
    <text:span text:style-name="T14">Juli 2021</text:span>
    <text:span text:style-name="T5"> -</text:span>
    <text:span text:style-name="T4"> </text:span>
    <text:span text:style-name="T6">Juli 2021</text:span>
  </text:p>
              <text:p text:style-name="P3">Kant<text:line-break/>Logistik und Experte<text:line-break/>Leitung von Workshops</text:p>
              <text:p text:style-name="P3"/>
            </text:section>
            <text:section text:style-name="Sect1" text:name="83b00f54-30a2-413c-9a3e-605ace400eab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 <text:line-break/>Beurteilung und Einstellung von Personal <text:line-break/>Genehmigung von Budgets für spezielle Bildungsprojekte</text:p>
              <text:p text:style-name="P3"/>
            </text:section>
            <text:section text:style-name="Sect1" text:name="66a057b8-e31d-40a8-aa20-1876b3510af6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 <text:line-break/>Erstellung und Einführung von neuen Lernstrategien für Erwachsene 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d0c59812-bb93-4028-b07f-2dc6e73ba158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e6b1f67c-2d60-4443-b093-afec594bbae7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63f385f5-734e-4267-a59d-ed55e0707e80">
              <text:p text:style-name="P6"><text:span text:style-name="T17">Sprachen: </text:span>Deutsch, Französisch, Englisch, Russisch</text:p>
            </text:section>
            <text:section text:style-name="Sect2" text:name="25e4372d-9458-4bfd-94c5-33d6480198d8">
              <text:p text:style-name="P6"><text:span text:style-name="T17">EDV: </text:span>Word, Excel, Photoshop, Linux, Outlook</text:p>
            </text:section>
            <text:section text:style-name="Sect2" text:name="8e3ed5f6-01af-488e-b99a-ca46347a7b24">
              <text:p text:style-name="P6"><text:span text:style-name="T17">Erziehungswissen: </text:span>Sozilaisationund <text:line-break/> kantianir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